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fo:margin-left="0.5in" fo:margin-right="0in" fo:text-indent="0in" style:auto-text-indent="false"/>
      <style:text-properties style:font-name="Arial" style:font-name-complex="Arial"/>
    </style:style>
    <style:style style:name="P3" style:family="paragraph" style:parent-style-name="Standard" style:master-page-name="Standard">
      <style:paragraph-properties style:page-number="auto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4" style:family="paragraph" style:parent-style-name="Standard" style:list-style-name="WW8Num1">
      <style:text-properties style:font-name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et boarding web site</text:p>
      <text:p text:style-name="Standard"/>
      <text:p text:style-name="P1">I want you to set up a web site for a pet boarding facility. <text:s/>The page should include the following:</text:p>
      <text:p text:style-name="P1"/>
      <text:list xml:id="list2172231135" text:style-name="WW8Num1">
        <text:list-item>
          <text:p text:style-name="P4">Name of pet</text:p>
        </text:list-item>
        <text:list-item>
          <text:p text:style-name="P4">Picture of pet (image)</text:p>
        </text:list-item>
        <text:list-item>
          <text:p text:style-name="P4">Type of pet – give choices using a radio button (use indexes)</text:p>
        </text:list-item>
        <text:list-item>
          <text:p text:style-name="P4">Size of cage – give choices using a radio button (use unique names for each)</text:p>
        </text:list-item>
        <text:list-item>
          <text:p text:style-name="P4">Number of days</text:p>
        </text:list-item>
        <text:list-item>
          <text:p text:style-name="P4">Food give a set of check boxes for acceptable food</text:p>
        </text:list-item>
        <text:list-item>
          <text:p text:style-name="P4">Have an area where user can give instructions</text:p>
        </text:list-item>
        <text:list-item>
          <text:p text:style-name="P4">Cost per day based on size of cage and type of pet. <text:s/>You decide on the parameters to determine the cost.</text:p>
        </text:list-item>
        <text:list-item>
          <text:p text:style-name="P4">Total costs</text:p>
        </text:list-item>
      </text:list>
      <text:p text:style-name="P1"/>
      <text:p text:style-name="P1">Write the page using HTML5, CSS and JavaScript. You need to use a function. <text:s/>You also need to have something that will clear out the values.</text:p>
      <text:p text:style-name="P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WW8Num1z0" style:family="text">
      <style:text-properties style:font-name="Wingdings" fo:font-family="Wingdings" style:font-charset="x-symbol" style:font-name-complex="Wingdings" style:font-family-complex="Wingdings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z0" style:num-suffix="." text:bullet-char="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WW8Num1z0" style:num-suffix=".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1z0" style:num-suffix=".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WW8Num1z0" style:num-suffix=".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1z0" style:num-suffix=".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WW8Num1z0" style:num-suffix=".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3T14:45:37.532000000</meta:creation-date>
    <dc:date>2021-12-03T14:46:35.457000000</dc:date>
    <meta:editing-duration>PT58S</meta:editing-duration>
    <meta:editing-cycles>1</meta:editing-cycles>
    <meta:document-statistic meta:table-count="0" meta:image-count="0" meta:object-count="0" meta:page-count="1" meta:paragraph-count="12" meta:word-count="135" meta:character-count="664" meta:non-whitespace-character-count="545"/>
    <meta:generator>LibreOffice/7.0.5.2$Windows_X86_64 LibreOffice_project/64390860c6cd0aca4beafafcfd84613dd9dfb63a</meta:generator>
  </office:meta>
</office:document-meta>
</file>